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1243in" style:rel-column-width="20103*"/>
    </style:style>
    <style:style style:name="Table1.B" style:family="table-column">
      <style:table-column-properties style:column-width="4.8007in" style:rel-column-width="45432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1243in" style:rel-column-width="20103*"/>
    </style:style>
    <style:style style:name="Table2.B" style:family="table-column">
      <style:table-column-properties style:column-width="4.8007in" style:rel-column-width="45432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1243in" style:rel-column-width="20103*"/>
    </style:style>
    <style:style style:name="Table4.B" style:family="table-column">
      <style:table-column-properties style:column-width="4.8007in" style:rel-column-width="45432*"/>
    </style:style>
    <style:style style:name="Table4.A1" style:family="table-cell">
      <style:table-cell-properties fo:padding="0in" fo:border="none"/>
    </style:style>
    <style:style style:name="P1" style:family="paragraph" style:parent-style-name="Standard">
      <style:text-properties style:font-name="Roboto" fo:font-size="36pt" fo:font-weight="bold" officeooo:rsid="0017a3eb" officeooo:paragraph-rsid="0017a3eb" style:font-size-asian="36pt" style:font-weight-asian="bold" style:font-size-complex="36pt" style:font-weight-complex="bold"/>
    </style:style>
    <style:style style:name="P2" style:family="paragraph" style:parent-style-name="Standard">
      <style:text-properties style:font-name="Roboto" fo:font-size="12pt" fo:font-weight="normal" officeooo:rsid="0017a3eb" officeooo:paragraph-rsid="0017a3eb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Roboto" fo:font-size="12pt" style:text-underline-style="none" fo:font-weight="normal" officeooo:rsid="0017a3eb" officeooo:paragraph-rsid="0017a3eb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/>
      <style:text-properties style:font-name="Roboto" fo:font-size="12pt" style:text-underline-style="none" fo:font-weight="bold" officeooo:rsid="0017a3eb" officeooo:paragraph-rsid="0017a3e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50%"/>
      <style:text-properties style:font-name="Roboto" fo:font-size="12pt" style:text-underline-style="none" fo:font-weight="bold" officeooo:rsid="001a52f7" officeooo:paragraph-rsid="001a52f7" style:font-size-asian="10.5pt" style:font-weight-asian="bold" style:font-size-complex="12pt" style:font-weight-complex="bold"/>
    </style:style>
    <style:style style:name="P6" style:family="paragraph" style:parent-style-name="Table_20_Contents">
      <style:text-properties style:font-name="Roboto" fo:font-size="12pt" style:font-size-asian="10.5pt" style:font-size-complex="12pt"/>
    </style:style>
    <style:style style:name="P7" style:family="paragraph" style:parent-style-name="Standard">
      <style:paragraph-properties fo:line-height="200%"/>
      <style:text-properties style:font-name="Roboto" fo:font-size="16pt" style:text-underline-style="none" fo:font-weight="bold" officeooo:rsid="0017a3eb" officeooo:paragraph-rsid="0017a3eb" style:font-size-asian="16pt" style:font-weight-asian="bold" style:font-size-complex="16pt" style:font-weight-complex="bold"/>
    </style:style>
    <style:style style:name="P8" style:family="paragraph" style:parent-style-name="Standard">
      <style:paragraph-properties fo:line-height="200%"/>
      <style:text-properties style:font-name="Roboto" fo:font-size="16pt" style:text-underline-style="none" fo:font-weight="bold" officeooo:rsid="001a52f7" officeooo:paragraph-rsid="001a52f7" style:font-size-asian="16pt" style:font-weight-asian="bold" style:font-size-complex="16pt" style:font-weight-complex="bold"/>
    </style:style>
    <style:style style:name="P9" style:family="paragraph" style:parent-style-name="Standard">
      <style:paragraph-properties fo:line-height="150%"/>
      <style:text-properties style:font-name="Roboto" fo:font-size="16pt" style:text-underline-style="none" fo:font-weight="bold" officeooo:rsid="001aac23" officeooo:paragraph-rsid="001aac23" style:font-size-asian="16pt" style:font-weight-asian="bold" style:font-size-complex="16pt" style:font-weight-complex="bold"/>
    </style:style>
    <style:style style:name="P10" style:family="paragraph" style:parent-style-name="Standard">
      <style:paragraph-properties fo:line-height="200%"/>
      <style:text-properties style:font-name="Roboto" fo:font-size="16pt" style:text-underline-style="none" fo:font-weight="bold" officeooo:rsid="001aac23" officeooo:paragraph-rsid="001aac23" style:font-size-asian="16pt" style:font-weight-asian="bold" style:font-size-complex="16pt" style:font-weight-complex="bold"/>
    </style:style>
    <style:style style:name="P11" style:family="paragraph" style:parent-style-name="Table_20_Contents">
      <style:text-properties style:font-name="Roboto" fo:font-size="10pt" fo:font-weight="bold" officeooo:rsid="0017a3eb" officeooo:paragraph-rsid="0017a3eb" style:font-size-asian="8.75pt" style:font-weight-asian="bold" style:font-size-complex="10pt" style:font-weight-complex="bold"/>
    </style:style>
    <style:style style:name="P12" style:family="paragraph" style:parent-style-name="Table_20_Contents">
      <style:text-properties style:font-name="Roboto" fo:font-size="10pt" fo:font-weight="bold" officeooo:rsid="0017a3eb" officeooo:paragraph-rsid="001a52f7" style:font-size-asian="8.75pt" style:font-weight-asian="bold" style:font-size-complex="10pt" style:font-weight-complex="bold"/>
    </style:style>
    <style:style style:name="P13" style:family="paragraph" style:parent-style-name="Table_20_Contents">
      <style:text-properties style:font-name="Roboto" fo:font-size="10pt" fo:font-weight="bold" officeooo:rsid="001a52f7" officeooo:paragraph-rsid="001a52f7" style:font-size-asian="8.75pt" style:font-weight-asian="bold" style:font-size-complex="10pt" style:font-weight-complex="bold"/>
    </style:style>
    <style:style style:name="P14" style:family="paragraph" style:parent-style-name="Table_20_Contents">
      <style:text-properties style:font-name="Roboto" fo:font-size="10pt" fo:font-weight="bold" officeooo:rsid="001a52f7" officeooo:paragraph-rsid="001aac23" style:font-size-asian="8.75pt" style:font-weight-asian="bold" style:font-size-complex="10pt" style:font-weight-complex="bold"/>
    </style:style>
    <style:style style:name="P15" style:family="paragraph" style:parent-style-name="Table_20_Contents">
      <style:text-properties style:font-name="Roboto" fo:font-size="10pt" fo:font-weight="bold" officeooo:rsid="001aac23" officeooo:paragraph-rsid="001aac23" style:font-size-asian="8.75pt" style:font-weight-asian="bold" style:font-size-complex="10pt" style:font-weight-complex="bold"/>
    </style:style>
    <style:style style:name="P16" style:family="paragraph" style:parent-style-name="Table_20_Contents">
      <style:text-properties style:font-name="Roboto" fo:font-size="14pt" fo:font-weight="bold" officeooo:rsid="0017a3eb" officeooo:paragraph-rsid="0017a3eb" style:font-size-asian="12.25pt" style:font-weight-asian="bold" style:font-size-complex="14pt" style:font-weight-complex="bold"/>
    </style:style>
    <style:style style:name="P17" style:family="paragraph" style:parent-style-name="Table_20_Contents">
      <style:text-properties style:font-name="Roboto" fo:font-size="14pt" fo:font-weight="bold" officeooo:rsid="0017a3eb" officeooo:paragraph-rsid="001a52f7" style:font-size-asian="12.25pt" style:font-weight-asian="bold" style:font-size-complex="14pt" style:font-weight-complex="bold"/>
    </style:style>
    <style:style style:name="P18" style:family="paragraph" style:parent-style-name="Table_20_Contents">
      <style:text-properties style:font-name="Roboto" fo:font-size="14pt" fo:font-weight="bold" officeooo:rsid="001a52f7" officeooo:paragraph-rsid="001a52f7" style:font-size-asian="12.25pt" style:font-weight-asian="bold" style:font-size-complex="14pt" style:font-weight-complex="bold"/>
    </style:style>
    <style:style style:name="P19" style:family="paragraph" style:parent-style-name="Table_20_Contents">
      <style:text-properties style:font-name="Roboto" fo:font-size="14pt" fo:font-weight="bold" officeooo:rsid="001aac23" officeooo:paragraph-rsid="001aac23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line-height="150%"/>
      <style:text-properties fo:color="#434343" loext:opacity="100%" style:font-name="Roboto" fo:font-size="12pt" style:text-underline-style="none" fo:font-weight="normal" officeooo:rsid="001a52f7" officeooo:paragraph-rsid="001a52f7" style:font-size-asian="10.5pt" style:font-weight-asian="normal" style:font-size-complex="12pt" style:font-weight-complex="normal"/>
    </style:style>
    <style:style style:name="P21" style:family="paragraph" style:parent-style-name="Table_20_Contents">
      <style:text-properties fo:color="#434343" loext:opacity="100%" style:font-name="Roboto" fo:font-size="12pt" fo:font-weight="normal" officeooo:rsid="001a52f7" officeooo:paragraph-rsid="001a52f7" style:font-size-asian="10.5pt" style:font-weight-asian="normal" style:font-size-complex="12pt" style:font-weight-complex="normal"/>
    </style:style>
    <style:style style:name="P22" style:family="paragraph" style:parent-style-name="Table_20_Contents">
      <style:text-properties fo:color="#434343" loext:opacity="100%" style:font-name="Roboto" fo:font-size="12pt" fo:font-weight="normal" officeooo:rsid="001aac23" officeooo:paragraph-rsid="001aac23" style:font-size-asian="10.5pt" style:font-weight-asian="normal" style:font-size-complex="12pt" style:font-weight-complex="normal"/>
    </style:style>
    <style:style style:name="P23" style:family="paragraph" style:parent-style-name="Standard">
      <style:text-properties officeooo:paragraph-rsid="001a52f7"/>
    </style:style>
    <style:style style:name="P24" style:family="paragraph" style:parent-style-name="Standard">
      <style:text-properties officeooo:paragraph-rsid="001aac23"/>
    </style:style>
    <style:style style:name="P25" style:family="paragraph" style:parent-style-name="Table_20_Contents">
      <style:text-properties fo:color="#000000" loext:opacity="100%" style:font-name="Roboto" fo:font-size="13pt" fo:font-weight="bold" officeooo:rsid="001aac23" officeooo:paragraph-rsid="001aac23" style:font-size-asian="13pt" style:font-weight-asian="bold" style:font-size-complex="13pt" style:font-weight-complex="bold"/>
    </style:style>
    <style:style style:name="P26" style:family="paragraph" style:parent-style-name="Table_20_Contents">
      <style:text-properties fo:color="#000000" loext:opacity="100%" style:font-name="Roboto" fo:font-size="13pt" fo:font-weight="bold" officeooo:rsid="001ae73c" officeooo:paragraph-rsid="001ae73c" style:font-size-asian="13pt" style:font-weight-asian="bold" style:font-size-complex="13pt" style:font-weight-complex="bold"/>
    </style:style>
    <style:style style:name="P27" style:family="paragraph" style:parent-style-name="Table_20_Contents">
      <style:text-properties fo:color="#000000" loext:opacity="100%" style:font-name="Roboto" fo:font-size="13pt" fo:font-weight="bold" officeooo:rsid="001b656b" officeooo:paragraph-rsid="001b656b" style:font-size-asian="13pt" style:font-weight-asian="bold" style:font-size-complex="13pt" style:font-weight-complex="bold"/>
    </style:style>
    <style:style style:name="P28" style:family="paragraph" style:parent-style-name="Table_20_Contents" style:list-style-name="L1">
      <style:text-properties fo:color="#434343" loext:opacity="100%" style:font-name="Roboto" fo:font-size="12pt" fo:font-weight="normal" officeooo:rsid="0017a3eb" officeooo:paragraph-rsid="0017a3eb" style:font-size-asian="10.5pt" style:font-weight-asian="normal" style:font-size-complex="12pt" style:font-weight-complex="normal"/>
    </style:style>
    <style:style style:name="P29" style:family="paragraph" style:parent-style-name="Table_20_Contents" style:list-style-name="L1">
      <style:text-properties fo:color="#434343" loext:opacity="100%" style:font-name="Roboto" fo:font-size="12pt" fo:font-weight="normal" officeooo:rsid="0017a3eb" officeooo:paragraph-rsid="001a52f7" style:font-size-asian="10.5pt" style:font-weight-asian="normal" style:font-size-complex="12pt" style:font-weight-complex="normal"/>
    </style:style>
    <style:style style:name="P30" style:family="paragraph" style:parent-style-name="Table_20_Contents" style:list-style-name="L1">
      <style:text-properties fo:color="#434343" loext:opacity="100%" style:font-name="Roboto" fo:font-size="12pt" fo:font-weight="normal" officeooo:rsid="0017a3eb" officeooo:paragraph-rsid="001aac23" style:font-size-asian="10.5pt" style:font-weight-asian="normal" style:font-size-complex="12pt" style:font-weight-complex="normal"/>
    </style:style>
    <style:style style:name="P31" style:family="paragraph" style:parent-style-name="Table_20_Contents" style:list-style-name="L1">
      <style:text-properties fo:color="#434343" loext:opacity="100%" style:font-name="Roboto" fo:font-size="12pt" fo:font-weight="normal" officeooo:rsid="001a52f7" officeooo:paragraph-rsid="001a52f7" style:font-size-asian="10.5pt" style:font-weight-asian="normal" style:font-size-complex="12pt" style:font-weight-complex="normal"/>
    </style:style>
    <style:style style:name="P32" style:family="paragraph" style:parent-style-name="Table_20_Contents" style:list-style-name="L2">
      <style:text-properties fo:color="#434343" loext:opacity="100%" style:font-name="Roboto" fo:font-size="12pt" fo:font-weight="normal" officeooo:rsid="001aac23" officeooo:paragraph-rsid="001aac23" style:font-size-asian="10.5pt" style:font-weight-asian="normal" style:font-size-complex="12pt" style:font-weight-complex="normal"/>
    </style:style>
    <style:style style:name="P33" style:family="paragraph" style:parent-style-name="Table_20_Contents" style:list-style-name="L2">
      <style:text-properties fo:color="#434343" loext:opacity="100%" style:font-name="Roboto" fo:font-size="12pt" fo:font-weight="normal" officeooo:rsid="001aac23" officeooo:paragraph-rsid="001b656b" style:font-size-asian="10.5pt" style:font-weight-asian="normal" style:font-size-complex="12pt" style:font-weight-complex="normal"/>
    </style:style>
    <style:style style:name="P34" style:family="paragraph" style:parent-style-name="Table_20_Contents" style:list-style-name="L3">
      <style:text-properties fo:color="#434343" loext:opacity="100%" style:font-name="Roboto" fo:font-size="12pt" fo:font-weight="normal" officeooo:rsid="001ae73c" officeooo:paragraph-rsid="001ae73c" style:font-size-asian="10.5pt" style:font-weight-asian="normal" style:font-size-complex="12pt" style:font-weight-complex="normal"/>
    </style:style>
    <style:style style:name="T1" style:family="text">
      <style:text-properties officeooo:rsid="001a52f7"/>
    </style:style>
    <style:style style:name="T2" style:family="text">
      <style:text-properties officeooo:rsid="001aac23"/>
    </style:style>
    <style:style style:name="T3" style:family="text">
      <style:text-properties officeooo:rsid="002116b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ikas Taroza</text:p>
      <text:p text:style-name="P2"/>
      <text:p text:style-name="P2"/>
      <text:p text:style-name="P2"/>
      <text:p text:style-name="P7">PROFILE</text:p>
      <text:p text:style-name="P3">I am an experienced software developer with a diverse set of skills including Flutter/Dart, web development, Git, and Linux. My journey in software development is marked by my drive to constantly grow my skills and my commitment to excellence. I am also an active contributor to the open-source community. I maintain my own projects as well as help fix various bugs in other open-source projects.</text:p>
      <text:p text:style-name="P3"/>
      <text:p text:style-name="P3"/>
      <text:p text:style-name="P3"/>
      <text:p text:style-name="P7">EXPERIENC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January 2023 – <text:span text:style-name="T3">March 2024</text:span></text:p>
          </table:table-cell>
          <table:table-cell table:style-name="Table1.A1" office:value-type="string">
            <text:p text:style-name="P16">Full Stack Developer, IDMSRTV (Startup)</text:p>
            <text:list text:style-name="L1">
              <text:list-item>
                <text:p text:style-name="P28">Implemented core functionality of product</text:p>
              </text:list-item>
              <text:list-item>
                <text:p text:style-name="P28">Drove strategy for website development</text:p>
              </text:list-item>
              <text:list-item>
                <text:p text:style-name="P28">Identified and implemented modern technologies to get the beta website to market faster</text:p>
              </text:list-item>
              <text:list-item>
                <text:p text:style-name="P28">Collaborated with cross functional team leaders to define project scope and timelines</text:p>
              </text:list-item>
              <text:list-item>
                <text:p text:style-name="P28">Rewrote WordPress website with improved styling and functionality</text:p>
              </text:list-item>
              <text:list-item>
                <text:p text:style-name="P28">Frameworks/languages used </text:p>
                <text:list>
                  <text:list-item>
                    <text:p text:style-name="P28">Angular</text:p>
                  </text:list-item>
                  <text:list-item>
                    <text:p text:style-name="P28">Vue</text:p>
                  </text:list-item>
                  <text:list-item>
                    <text:p text:style-name="P28">Java (Android app)</text:p>
                  </text:list-item>
                  <text:list-item>
                    <text:p text:style-name="P28">Rust</text:p>
                  </text:list-item>
                  <text:list-item>
                    <text:p text:style-name="P28">PHP</text:p>
                  </text:list-item>
                  <text:list-item>
                    <text:p text:style-name="P28">WordPress</text:p>
                  </text:list-item>
                </text:list>
              </text:list-item>
            </text:list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12"><text:span text:style-name="T1">October</text:span> 202<text:span text:style-name="T1">2</text:span> - <text:span text:style-name="T1">December <text:s/>2022</text:span></text:p>
          </table:table-cell>
          <table:table-cell table:style-name="Table1.A1" office:value-type="string">
            <text:p text:style-name="P17"><text:span text:style-name="T1">Intern Web</text:span> Developer, <text:span text:style-name="T1">Deidis</text:span> (Startup)</text:p>
            <text:list text:continue-numbering="true" text:style-name="L1">
              <text:list-item>
                <text:p text:style-name="P31">Developed widget to provide clients an easy way to capture leads</text:p>
              </text:list-item>
              <text:list-item>
                <text:p text:style-name="P29">Frameworks/languages used</text:p>
                <text:list>
                  <text:list-item>
                    <text:p text:style-name="P31">React</text:p>
                  </text:list-item>
                  <text:list-item>
                    <text:p text:style-name="P31">NodeJS</text:p>
                  </text:list-item>
                </text:list>
              </text:list-item>
            </text:list>
          </table:table-cell>
        </table:table-row>
      </table:table>
      <text:p text:style-name="P4"/>
      <text:p text:style-name="P4"/>
      <text:p text:style-name="P4"/>
      <text:p text:style-name="P4"/>
      <text:p text:style-name="P4"><text:soft-page-break/></text:p>
      <text:p text:style-name="P8">ACHIEVEMENTS</text:p>
      <text:p text:style-name="P5">Google Cloud Certified</text:p>
      <text:p text:style-name="P20">Google Cloud Associate Cloud Engineer (2023)</text:p>
      <text:p text:style-name="P20"><text:a xlink:type="simple" xlink:href="https://google.accredible.com/d1f16c18-c022-49d1-bbe2-b9cb34c828f0" text:style-name="Internet_20_link" text:visited-style-name="Visited_20_Internet_20_Link">See Certificate</text:a></text:p>
      <text:p text:style-name="P20"/>
      <text:p text:style-name="P20"/>
      <text:p text:style-name="P8">PROJECT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October 2022 - Present</text:p>
          </table:table-cell>
          <table:table-cell table:style-name="Table2.A1" office:value-type="string">
            <text:p text:style-name="P18">simple_audio</text:p>
            <text:list text:continue-numbering="true" text:style-name="L1">
              <text:list-item>
                <text:p text:style-name="P29">A simple cross-platform solution for playing audio in Flutter <text:s text:c="3"/></text:p>
              </text:list-item>
              <text:list-item>
                <text:p text:style-name="P29">Rust</text:p>
              </text:list-item>
              <text:list-item>
                <text:p text:style-name="P29">Open source</text:p>
              </text:list-item>
            </text:list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P13">May 2022 - Present</text:p>
          </table:table-cell>
          <table:table-cell table:style-name="Table2.A1" office:value-type="string">
            <text:p text:style-name="P18">BitBeat</text:p>
            <text:list text:continue-numbering="true" text:style-name="L1">
              <text:list-item>
                <text:p text:style-name="P31">Music streaming app with no ads</text:p>
              </text:list-item>
              <text:list-item>
                <text:p text:style-name="P31">Docker</text:p>
              </text:list-item>
              <text:list-item>
                <text:p text:style-name="P31">Frameworks/languages used</text:p>
                <text:list>
                  <text:list-item>
                    <text:p text:style-name="P31">Flutter</text:p>
                  </text:list-item>
                  <text:list-item>
                    <text:p text:style-name="P31">Vue</text:p>
                  </text:list-item>
                  <text:list-item>
                    <text:p text:style-name="P31">Rust</text:p>
                  </text:list-item>
                </text:list>
              </text:list-item>
            </text:list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P13">December 2020 - Present</text:p>
          </table:table-cell>
          <table:table-cell table:style-name="Table2.A1" office:value-type="string">
            <text:p text:style-name="P18">Open Source</text:p>
            <text:p text:style-name="P21">Contributing to open source projects by fixing issues, adding new features, or creating my own open source projects.</text:p>
            <text:p text:style-name="P21"/>
            <text:p text:style-name="P21">See my work here: <text:a xlink:type="simple" xlink:href="https://github.com/erikas-taroza" text:style-name="Internet_20_link" text:visited-style-name="Visited_20_Internet_20_Link">https://github.com/erikas-taroza</text:a>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P13">June 2016 - July 2020</text:p>
          </table:table-cell>
          <table:table-cell table:style-name="Table2.A1" office:value-type="string">
            <text:p text:style-name="P18">Multiplayer Game Development</text:p>
            <text:list xml:id="list161301506911649" text:continue-numbering="true" text:style-name="L1">
              <text:list-item>
                <text:p text:style-name="P31">2D platformer</text:p>
              </text:list-item>
              <text:list-item>
                <text:p text:style-name="P31">Unity 5 - Unity 2019</text:p>
              </text:list-item>
              <text:list-item>
                <text:p text:style-name="P31">Unreal Engine 4</text:p>
              </text:list-item>
            </text:list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10">TECHNICAL SKILLS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5">Cloud</text:p>
            <text:list xml:id="list3730627008" text:style-name="L2">
              <text:list-item>
                <text:p text:style-name="P32">GCP</text:p>
              </text:list-item>
              <text:list-item>
                <text:p text:style-name="P32">AWS</text:p>
              </text:list-item>
              <text:list-item>
                <text:p text:style-name="P32">Vultr</text:p>
              </text:list-item>
            </text:list>
          </table:table-cell>
          <table:table-cell table:style-name="Table3.A1" office:value-type="string">
            <text:p text:style-name="P26">Frontend</text:p>
            <text:list text:style-name="L3">
              <text:list-item>
                <text:p text:style-name="P34">Flutter</text:p>
              </text:list-item>
              <text:list-item>
                <text:p text:style-name="P34">Vue</text:p>
              </text:list-item>
            </text:list>
          </table:table-cell>
          <table:table-cell table:style-name="Table3.A1" office:value-type="string">
            <text:p text:style-name="P27">Backend</text:p>
            <text:list text:continue-list="list3730627008" text:style-name="L2">
              <text:list-item>
                <text:p text:style-name="P33">Express.js</text:p>
              </text:list-item>
              <text:list-item>
                <text:p text:style-name="P33">MySQL</text:p>
              </text:list-item>
              <text:list-item>
                <text:p text:style-name="P33">SurrealDB</text:p>
              </text:list-item>
              <text:list-item>
                <text:p text:style-name="P33">Axum</text:p>
              </text:list-item>
              <text:list-item>
                <text:p text:style-name="P33">Parse Server</text:p>
              </text:list-item>
            </text:list>
          </table:table-cell>
          <table:table-cell table:style-name="Table3.A1" office:value-type="string">
            <text:p text:style-name="P27">Languages</text:p>
            <text:list text:continue-numbering="true" text:style-name="L2">
              <text:list-item>
                <text:p text:style-name="P33">Dart</text:p>
              </text:list-item>
              <text:list-item>
                <text:p text:style-name="P33">JavaScript</text:p>
              </text:list-item>
              <text:list-item>
                <text:p text:style-name="P33">TypeScript</text:p>
              </text:list-item>
              <text:list-item>
                <text:p text:style-name="P33">Rust</text:p>
              </text:list-item>
              <text:list-item>
                <text:p text:style-name="P33">C#</text:p>
              </text:list-item>
              <text:list-item>
                <text:p text:style-name="P33">Java</text:p>
              </text:list-item>
              <text:list-item>
                <text:p text:style-name="P33">Python</text:p>
              </text:list-item>
            </text:list>
          </table:table-cell>
        </table:table-row>
      </table:table>
      <text:p text:style-name="P9"/>
      <text:p text:style-name="P10">EDUCATION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<text:span text:style-name="T2">July</text:span> 20<text:span text:style-name="T2">19</text:span> - <text:span text:style-name="T2">January 2023</text:span></text:p>
          </table:table-cell>
          <table:table-cell table:style-name="Table4.A1" office:value-type="string">
            <text:p text:style-name="P19">Laurel Springs School</text:p>
            <text:p text:style-name="P22">High School</text:p>
            <text:list text:continue-list="list161301506911649" text:style-name="L1">
              <text:list-item>
                <text:p text:style-name="P30">3.75 GPA (3.90 weighted)</text:p>
              </text:list-item>
              <text:list-item>
                <text:p text:style-name="P30">AP Computer Science (4/5 on AP exam)</text:p>
              </text:list-item>
            </text:list>
          </table:table-cell>
        </table:table-row>
        <table:table-row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9"/>
          </table:table-cell>
        </table:table-row>
        <table:table-row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9"/>
          </table:table-cell>
        </table:table-row>
        <table:table-row>
          <table:table-cell table:style-name="Table4.A1" office:value-type="string">
            <text:p text:style-name="P15">July 2016 - Present</text:p>
          </table:table-cell>
          <table:table-cell table:style-name="Table4.A1" office:value-type="string">
            <text:p text:style-name="P19">Self-Taught</text:p>
            <text:p text:style-name="P22">I taught myself everything I know about programming.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51:51.879855597</meta:creation-date>
    <dc:date>2024-05-29T16:13:01.005802727</dc:date>
    <meta:editing-duration>PT45M39S</meta:editing-duration>
    <meta:editing-cycles>11</meta:editing-cycles>
    <meta:generator>LibreOffice/24.2.3.2$Linux_X86_64 LibreOffice_project/420$Build-2</meta:generator>
    <meta:print-date>2023-11-15T16:36:08.482255619</meta:print-date>
    <meta:printed-by>PDF files</meta:printed-by>
    <meta:document-statistic meta:table-count="4" meta:image-count="0" meta:object-count="0" meta:page-count="3" meta:paragraph-count="82" meta:word-count="356" meta:character-count="2056" meta:non-whitespace-character-count="1822"/>
  </office:meta>
</office:document-meta>
</file>